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e1f2" officeooo:paragraph-rsid="000fe1f2"/>
    </style:style>
    <style:style style:name="P2" style:family="paragraph" style:parent-style-name="Standard">
      <style:text-properties officeooo:rsid="0011a15e" officeooo:paragraph-rsid="0011a15e"/>
    </style:style>
    <style:style style:name="P3" style:family="paragraph" style:parent-style-name="Standard">
      <style:text-properties officeooo:rsid="00133853" officeooo:paragraph-rsid="00133853"/>
    </style:style>
    <style:style style:name="P4" style:family="paragraph" style:parent-style-name="Standard">
      <style:text-properties officeooo:rsid="00144ba3" officeooo:paragraph-rsid="00144ba3"/>
    </style:style>
    <style:style style:name="P5" style:family="paragraph" style:parent-style-name="Standard">
      <style:text-properties officeooo:rsid="0017f00d" officeooo:paragraph-rsid="0017f00d"/>
    </style:style>
    <style:style style:name="P6" style:family="paragraph" style:parent-style-name="Standard">
      <style:text-properties officeooo:rsid="0017f00d" officeooo:paragraph-rsid="001afdd7"/>
    </style:style>
    <style:style style:name="T1" style:family="text">
      <style:text-properties officeooo:rsid="00133853"/>
    </style:style>
    <style:style style:name="T2" style:family="text">
      <style:text-properties officeooo:rsid="0015fdb2"/>
    </style:style>
    <style:style style:name="T3" style:family="text">
      <style:text-properties officeooo:rsid="001afd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ITE Storage and Authentication API</text:p>
      <text:p text:style-name="P1"/>
      <text:p text:style-name="P1"/>
      <text:p text:style-name="P5">Tables:</text:p>
      <text:p text:style-name="P5"/>
      <text:p text:style-name="P6">keys <text:span text:style-name="T3">(private table)</text:span>:</text:p>
      <text:p text:style-name="P6">nodeId / key</text:p>
      <text:p text:style-name="P6"/>
      <text:p text:style-name="P6">users:</text:p>
      <text:p text:style-name="P5">public / private</text:p>
      <text:p text:style-name="P5"/>
      <text:p text:style-name="P5">nodes:</text:p>
      <text:p text:style-name="P5">id / data / owner</text:p>
      <text:p text:style-name="P5"/>
      <text:p text:style-name="P2"><text:span text:style-name="T1">str </text:span>getSessionKey(str public, str private) – get a session auth key for the account identified by public. <text:span text:style-name="T2">Lifetime 48h maybe, with each call using a given session key extending that?</text:span></text:p>
      <text:p text:style-name="P2">invalidateSessionKey(str sessionKey)</text:p>
      <text:p text:style-name="P3">n storeNode(str sessionKey, an data)</text:p>
      <text:p text:style-name="P4">an getNode(str sessionKey, n nodeId)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2:20:57.186000000</meta:creation-date>
    <dc:date>2019-04-22T14:26:10.194000000</dc:date>
    <meta:editing-duration>PT1H24M57S</meta:editing-duration>
    <meta:editing-cycles>9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12" meta:word-count="63" meta:character-count="411" meta:non-whitespace-character-count="358"/>
  </office:meta>
</office:document-meta>
</file>